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"/>
  <manifest:file-entry manifest:full-path="ObjectReplacements/Object 11" manifest:media-type="application/x-openoffice-gdimetafile;windows_formatname=&quot;GDIMetaFile&quot;"/>
  <manifest:file-entry manifest:full-path="ObjectReplacements/Object 4" manifest:media-type=""/>
  <manifest:file-entry manifest:full-path="ObjectReplacements/Object 12" manifest:media-type="application/x-openoffice-gdimetafile;windows_formatname=&quot;GDIMetaFile&quot;"/>
  <manifest:file-entry manifest:full-path="ObjectReplacements/Object 5" manifest:media-type="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e4d3a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position="0% 100%" style:font-name="Liberation Serif1" fo:font-weight="normal" officeooo:paragraph-rsid="00267453" style:font-weight-asian="normal" style:font-weight-complex="normal"/>
    </style:style>
    <style:style style:name="P5" style:family="paragraph" style:parent-style-name="Standard">
      <style:text-properties style:text-position="0% 100%" style:font-name="Liberation Serif1" fo:font-weight="normal" officeooo:rsid="00295b77" officeooo:paragraph-rsid="00267453" style:font-weight-asian="normal" style:font-weight-complex="normal"/>
    </style:style>
    <style:style style:name="P6" style:family="paragraph" style:parent-style-name="Standard">
      <style:text-properties style:text-position="0% 100%" style:font-name="Liberation Serif1" fo:font-weight="bold" officeooo:rsid="00295b77" officeooo:paragraph-rsid="00267453" style:font-weight-asian="bold" style:font-weight-complex="bold"/>
    </style:style>
    <style:style style:name="P7" style:family="paragraph" style:parent-style-name="Standard">
      <style:text-properties style:text-position="0% 100%" style:font-name="Liberation Serif1" fo:font-weight="bold" officeooo:rsid="00296a2d" officeooo:paragraph-rsid="00296a2d" style:font-weight-asian="bold" style:font-weight-complex="bold"/>
    </style:style>
    <style:style style:name="P8" style:family="paragraph" style:parent-style-name="Standard" style:list-style-name="L2">
      <style:text-properties style:text-position="0% 100%" style:font-name="Liberation Serif1" fo:font-weight="bold" officeooo:rsid="00296a2d" officeooo:paragraph-rsid="00296a2d" style:font-weight-asian="bold" style:font-weight-complex="bold"/>
    </style:style>
    <style:style style:name="P9" style:family="paragraph" style:parent-style-name="Standard">
      <style:text-properties style:text-position="0% 100%" style:font-name="Liberation Serif1" fo:font-weight="bold" officeooo:rsid="00296a2d" officeooo:paragraph-rsid="002bbc39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Liberation Serif1" fo:font-weight="bold" officeooo:rsid="00296a2d" officeooo:paragraph-rsid="002bbc39" style:font-weight-asian="bold" style:font-weight-complex="bold"/>
    </style:style>
    <style:style style:name="P11" style:family="paragraph" style:parent-style-name="Standard">
      <style:text-properties style:text-position="0% 100%" style:font-name="Liberation Serif1" fo:font-weight="normal" officeooo:rsid="00296a2d" officeooo:paragraph-rsid="00296a2d" style:font-weight-asian="normal" style:font-weight-complex="normal"/>
    </style:style>
    <style:style style:name="P12" style:family="paragraph" style:parent-style-name="Standard">
      <style:text-properties style:text-position="0% 100%" style:font-name="Liberation Serif1" fo:font-weight="normal" officeooo:rsid="00296a2d" officeooo:paragraph-rsid="002d5b47" style:font-weight-asian="normal" style:font-weight-complex="normal"/>
    </style:style>
    <style:style style:name="P13" style:family="paragraph" style:parent-style-name="Standard">
      <style:text-properties style:text-position="0% 100%" style:font-name="Liberation Serif1" fo:font-weight="normal" officeooo:rsid="00296a2d" officeooo:paragraph-rsid="002bbc39" style:font-weight-asian="normal" style:font-weight-complex="normal"/>
    </style:style>
    <style:style style:name="P14" style:family="paragraph" style:parent-style-name="Standard" style:list-style-name="L7">
      <style:text-properties style:text-position="0% 100%" style:font-name="Liberation Serif1" fo:font-weight="normal" officeooo:rsid="00296a2d" officeooo:paragraph-rsid="002d5b47" style:font-weight-asian="normal" style:font-weight-complex="normal"/>
    </style:style>
    <style:style style:name="P15" style:family="paragraph" style:parent-style-name="Standard" style:list-style-name="L8">
      <style:text-properties style:text-position="0% 100%" style:font-name="Liberation Serif1" fo:font-weight="normal" officeooo:rsid="00296a2d" officeooo:paragraph-rsid="002d5b47" style:font-weight-asian="normal" style:font-weight-complex="normal"/>
    </style:style>
    <style:style style:name="P16" style:family="paragraph" style:parent-style-name="Standard" style:list-style-name="L10">
      <style:text-properties style:text-position="0% 100%" style:font-name="Liberation Serif1" fo:font-weight="normal" officeooo:rsid="00296a2d" officeooo:paragraph-rsid="002d5b47" style:font-weight-asian="normal" style:font-weight-complex="normal"/>
    </style:style>
    <style:style style:name="P17" style:family="paragraph" style:parent-style-name="Standard">
      <style:text-properties style:text-position="0% 100%" style:font-name="Liberation Serif1" fo:font-weight="normal" officeooo:rsid="00296a2d" officeooo:paragraph-rsid="002de94f" style:font-weight-asian="normal" style:font-weight-complex="normal"/>
    </style:style>
    <style:style style:name="P18" style:family="paragraph" style:parent-style-name="Standard">
      <style:text-properties style:text-position="0% 100%" style:font-name="Liberation Serif1" fo:font-weight="normal" officeooo:rsid="00296a2d" officeooo:paragraph-rsid="002e908c" style:font-weight-asian="normal" style:font-weight-complex="normal"/>
    </style:style>
    <style:style style:name="P19" style:family="paragraph" style:parent-style-name="Standard" style:list-style-name="L11">
      <style:text-properties style:text-position="0% 100%" style:font-name="Liberation Serif1" fo:font-weight="normal" officeooo:rsid="00296a2d" officeooo:paragraph-rsid="002e908c" style:font-weight-asian="normal" style:font-weight-complex="normal"/>
    </style:style>
    <style:style style:name="P20" style:family="paragraph" style:parent-style-name="Standard" style:list-style-name="L13">
      <style:text-properties style:text-position="0% 100%" style:font-name="Liberation Serif1" fo:font-weight="normal" officeooo:rsid="00296a2d" officeooo:paragraph-rsid="002e908c" style:font-weight-asian="normal" style:font-weight-complex="normal"/>
    </style:style>
    <style:style style:name="P21" style:family="paragraph" style:parent-style-name="Standard" style:list-style-name="L14">
      <style:text-properties style:text-position="0% 100%" style:font-name="Liberation Serif1" fo:font-weight="normal" officeooo:rsid="00296a2d" officeooo:paragraph-rsid="002e908c" style:font-weight-asian="normal" style:font-weight-complex="normal"/>
    </style:style>
    <style:style style:name="P22" style:family="paragraph" style:parent-style-name="Standard">
      <style:text-properties style:text-position="0% 100%" style:font-name="Liberation Serif1" fo:font-weight="normal" officeooo:rsid="00296a2d" officeooo:paragraph-rsid="002eb5bd" style:font-weight-asian="normal" style:font-weight-complex="normal"/>
    </style:style>
    <style:style style:name="P23" style:family="paragraph" style:parent-style-name="Standard" style:list-style-name="L17">
      <style:text-properties style:text-position="0% 100%" style:font-name="Liberation Serif1" fo:font-weight="normal" officeooo:rsid="00296a2d" officeooo:paragraph-rsid="002eb5bd" style:font-weight-asian="normal" style:font-weight-complex="normal"/>
    </style:style>
    <style:style style:name="P24" style:family="paragraph" style:parent-style-name="Standard" style:list-style-name="L18">
      <style:text-properties style:text-position="0% 100%" style:font-name="Liberation Serif1" fo:font-weight="normal" officeooo:rsid="00296a2d" officeooo:paragraph-rsid="002eb5bd" style:font-weight-asian="normal" style:font-weight-complex="normal"/>
    </style:style>
    <style:style style:name="P25" style:family="paragraph" style:parent-style-name="Standard" style:list-style-name="L3"/>
    <style:style style:name="P26" style:family="paragraph" style:parent-style-name="Standard" style:list-style-name="L3">
      <style:text-properties fo:font-weight="bold" style:font-weight-asian="bold" style:font-weight-complex="bold"/>
    </style:style>
    <style:style style:name="P27" style:family="paragraph" style:parent-style-name="Standard">
      <style:text-properties fo:font-weight="bold" officeooo:paragraph-rsid="002e908c" style:font-weight-asian="bold" style:font-weight-complex="bold"/>
    </style:style>
    <style:style style:name="P28" style:family="paragraph" style:parent-style-name="Standard" style:list-style-name="L4"/>
    <style:style style:name="P29" style:family="paragraph" style:parent-style-name="Standard" style:list-style-name="L4">
      <style:text-properties fo:font-weight="normal" style:font-weight-asian="normal" style:font-weight-complex="normal"/>
    </style:style>
    <style:style style:name="P30" style:family="paragraph" style:parent-style-name="Standard" style:list-style-name="L5">
      <style:text-properties fo:font-weight="normal" style:font-weight-asian="normal" style:font-weight-complex="normal"/>
    </style:style>
    <style:style style:name="P31" style:family="paragraph" style:parent-style-name="Standard" style:list-style-name="L6">
      <style:text-properties fo:font-weight="normal" officeooo:rsid="001f30b3" officeooo:paragraph-rsid="001f30b3" style:font-weight-asian="normal" style:font-weight-complex="normal"/>
    </style:style>
    <style:style style:name="P32" style:family="paragraph" style:parent-style-name="Standard" style:list-style-name="L5"/>
    <style:style style:name="P33" style:family="paragraph" style:parent-style-name="Standard" style:list-style-name="L6">
      <style:text-properties officeooo:paragraph-rsid="001e4d3a"/>
    </style:style>
    <style:style style:name="P34" style:family="paragraph" style:parent-style-name="Standard">
      <style:text-properties officeooo:paragraph-rsid="002d5b47"/>
    </style:style>
    <style:style style:name="P35" style:family="paragraph" style:parent-style-name="Standard" style:list-style-name="L9">
      <style:text-properties officeooo:paragraph-rsid="002d5b47"/>
    </style:style>
    <style:style style:name="P36" style:family="paragraph" style:parent-style-name="Standard">
      <style:text-properties officeooo:paragraph-rsid="002e908c"/>
    </style:style>
    <style:style style:name="P37" style:family="paragraph" style:parent-style-name="Standard" style:list-style-name="L12">
      <style:text-properties officeooo:paragraph-rsid="002e908c"/>
    </style:style>
    <style:style style:name="P38" style:family="paragraph" style:parent-style-name="Standard" style:list-style-name="L15">
      <style:text-properties officeooo:paragraph-rsid="002e908c"/>
    </style:style>
    <style:style style:name="P39" style:family="paragraph" style:parent-style-name="Standard" style:list-style-name="L16">
      <style:text-properties officeooo:paragraph-rsid="002e908c"/>
    </style:style>
    <style:style style:name="P40" style:family="paragraph" style:parent-style-name="Standard" style:list-style-name="L16">
      <style:text-properties officeooo:paragraph-rsid="002eb5b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4d3a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style:text-position="super 58%" officeooo:rsid="00295b77"/>
    </style:style>
    <style:style style:name="T6" style:family="text">
      <style:text-properties style:text-position="0% 100%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style:font-name="Liberation Serif1" fo:font-weight="normal" officeooo:rsid="002d5b47" style:font-weight-asian="normal" style:font-weight-complex="normal"/>
    </style:style>
    <style:style style:name="T9" style:family="text">
      <style:text-properties style:text-position="0% 100%" style:font-name="Liberation Serif1" fo:font-weight="normal" officeooo:rsid="002de94f" style:font-weight-asian="normal" style:font-weight-complex="normal"/>
    </style:style>
    <style:style style:name="T10" style:family="text">
      <style:text-properties style:text-position="0% 100%" style:font-name="Liberation Serif1" fo:font-weight="normal" officeooo:rsid="002e908c" style:font-weight-asian="normal" style:font-weight-complex="normal"/>
    </style:style>
    <style:style style:name="T11" style:family="text">
      <style:text-properties style:text-position="0% 100%" style:font-name="Liberation Serif1" fo:font-weight="normal" officeooo:rsid="002eb5bd" style:font-weight-asian="normal" style:font-weight-complex="normal"/>
    </style:style>
    <style:style style:name="T12" style:family="text">
      <style:text-properties style:text-position="0% 100%" style:font-name="Liberation Serif1" officeooo:rsid="002e908c"/>
    </style:style>
    <style:style style:name="T13" style:family="text">
      <style:text-properties officeooo:rsid="001a6c5b"/>
    </style:style>
    <style:style style:name="T14" style:family="text">
      <style:text-properties officeooo:rsid="00295b77"/>
    </style:style>
    <style:style style:name="T15" style:family="text">
      <style:text-properties officeooo:rsid="0028b864"/>
    </style:style>
    <style:style style:name="T16" style:family="text">
      <style:text-properties officeooo:rsid="002bbc39"/>
    </style:style>
    <style:style style:name="T17" style:family="text">
      <style:text-properties officeooo:rsid="002d5b47"/>
    </style:style>
    <style:style style:name="T18" style:family="text">
      <style:text-properties officeooo:rsid="002de94f"/>
    </style:style>
    <style:style style:name="T19" style:family="text">
      <style:text-properties officeooo:rsid="002e908c"/>
    </style:style>
    <style:style style:name="T20" style:family="text">
      <style:text-properties officeooo:rsid="002eb5b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6">Context Free Gramm</text:span><text:span text:style-name="T17">a</text:span><text:span text:style-name="T16">rs</text:span></text:p>
      <text:p text:style-name="P9"><text:span text:style-name="T16"/></text:p>
      <text:p text:style-name="P11"><text:span text:style-name="T17">G</text:span>rammar</text:p>
      <text:list xml:id="list2429666973456006074" text:style-name="L9">
        <text:list-item>
          <text:p text:style-name="P35"><text:span text:style-name="T8">Grammars are methods of describing languages</text:span></text:p>
        </text:list-item>
        <text:list-item>
          <text:p text:style-name="P35"><text:span text:style-name="T8">Gramm</text:span><text:span text:style-name="T9">a</text:span><text:span text:style-name="T8">rs and regular expressions generate languages where as automata accept/validate languages</text:span></text:p>
        </text:list-item>
      </text:list>
      <text:p text:style-name="P34"><text:span text:style-name="T8"/></text:p>
      <text:p text:style-name="P11">Linear grammar<text:span text:style-name="T17">(Refer wikipedia)</text:span></text:p>
      <text:list xml:id="list9082786579024365365" text:style-name="L7">
        <text:list-item>
          <text:p text:style-name="P14"><text:span text:style-name="T17">Have a single non-terminal symbol at the RHS od a production and are context free</text:span></text:p>
        </text:list-item>
        <text:list-item>
          <text:p text:style-name="P14"><text:span text:style-name="T17">Can describe a regular language</text:span></text:p>
        </text:list-item>
        <text:list-item>
          <text:p text:style-name="P14"><text:span text:style-name="T17">Two types</text:span></text:p>
          <text:list>
            <text:list-item>
              <text:p text:style-name="P14"><text:span text:style-name="T17">Left linear – Non-terminal are towards left</text:span></text:p>
            </text:list-item>
            <text:list-item>
              <text:p text:style-name="P14"><text:span text:style-name="T17">Right linear – Non-terminal are towards right</text:span></text:p>
            </text:list-item>
          </text:list>
        </text:list-item>
      </text:list>
      <text:p text:style-name="P12"><text:span text:style-name="T17"/></text:p>
      <text:p text:style-name="P11">CFG's</text:p>
      <text:list xml:id="list2264563695538579817" text:style-name="L8">
        <text:list-item>
          <text:p text:style-name="P15"><text:span text:style-name="T17">Have capability of describing recursive structures</text:span></text:p>
        </text:list-item>
        <text:list-item>
          <text:p text:style-name="P15"><text:span text:style-name="T17">One non-terminal on the LHS of its productions(and hence called context free)</text:span></text:p>
        </text:list-item>
        <text:list-item>
          <text:p text:style-name="P15"><text:span text:style-name="T17">A cCFG is called so because whenever a variable A appears in its derivation, it always can be replaced with the RHS of its production. Its substitutability does not depend on the surrounding symbols/contex of A(whether A is followed/preceded by some other symbols)</text:span></text:p>
        </text:list-item>
        <text:list-item>
          <text:p text:style-name="P15"><text:span text:style-name="T17">CFL's are languages generated by CFG's</text:span></text:p>
        </text:list-item>
      </text:list>
      <text:p text:style-name="P12"><text:span text:style-name="T17"/></text:p>
      <text:p text:style-name="P11">Formal definition of CFG's</text:p>
      <text:p text:style-name="P12"><text:span text:style-name="T17">A 4-tuple,</text:span><text:span text:style-name="T17"><draw:frame draw:style-name="fr2" draw:name="Object7" text:anchor-type="as-char" svg:width="2.325cm" svg:height="0.483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list xml:id="list9215472673893929864" text:style-name="L10">
        <text:list-item>
          <text:p text:style-name="P16"><text:span text:style-name="T17">V is a finite set of viables</text:span></text:p>
        </text:list-item>
        <text:list-item>
          <text:p text:style-name="P16"><text:span text:style-name="T17"><draw:frame draw:style-name="fr2" draw:name="Object9" text:anchor-type="as-char" svg:width="0.466cm" svg:height="0.31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7">is the finite set, disjoint from V, called terminals</text:span></text:p>
        </text:list-item>
        <text:list-item>
          <text:p text:style-name="P16"><text:span text:style-name="T17">R is the finite set of production rules</text:span></text:p>
        </text:list-item>
        <text:list-item>
          <text:p text:style-name="P16"><text:span text:style-name="T17"><draw:frame draw:style-name="fr2" draw:name="Object8" text:anchor-type="as-char" svg:width="1.127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7">is the start variable</text:span></text:p>
        </text:list-item>
      </text:list>
      <text:p text:style-name="P12"><text:span text:style-name="T17"/></text:p>
      <text:p text:style-name="P11">Yields and derives</text:p>
      <text:p text:style-name="P17"><text:span text:style-name="T18">u, v and w are strings of variables and terminals</text:span></text:p>
      <text:p text:style-name="P17"><text:span text:style-name="T18">A → w is a rule of grammar</text:span></text:p>
      <text:p text:style-name="P17"><text:span text:style-name="T18">uAv y</text:span><text:span text:style-name="T19">i</text:span><text:span text:style-name="T18">elds uwv, written as </text:span><text:span text:style-name="T18"><draw:frame draw:style-name="fr2" draw:name="Object10" text:anchor-type="as-char" svg:width="2.016cm" svg:height="0.467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7"><text:span text:style-name="T18">u derives v, written as</text:span><text:span text:style-name="T18"><draw:frame draw:style-name="fr2" draw:name="Object11" text:anchor-type="as-char" svg:width="1.201cm" svg:height="0.527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8"><text:span text:style-name="T19">The language of the grammar is </text:span><text:span text:style-name="T19"><draw:frame draw:style-name="fr2" draw:name="Object12" text:anchor-type="as-char" svg:width="3.399cm" svg:height="0.543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1"/>
      <text:p text:style-name="P11">Parse tree</text:p>
      <text:list xml:id="list8826859730806587232" text:style-name="L11">
        <text:list-item>
          <text:p text:style-name="P19"><text:span text:style-name="T19">Visual representation of the derivation of a grammar</text:span></text:p>
        </text:list-item>
        <text:list-item>
          <text:p text:style-name="P19"><text:span text:style-name="T19">Component of a compiler which constructs a data-structure representing aparse tree of the source language is called parser</text:span></text:p>
        </text:list-item>
      </text:list>
      <text:p text:style-name="P11"><text:span text:style-name="T19"/></text:p>
      <text:p text:style-name="P11">Derivations and Ambiguity</text:p>
      <text:list xml:id="list5784504280048669564" text:style-name="L12">
        <text:list-item>
          <text:p text:style-name="P37"><text:span text:style-name="T10">Derivations</text:span></text:p>
          <text:list>
            <text:list-item>
              <text:p text:style-name="P37"><text:span text:style-name="T10">Leftmost</text:span></text:p>
            </text:list-item>
            <text:list-item>
              <text:p text:style-name="P37"><text:span text:style-name="T10">Rightmost</text:span></text:p>
            </text:list-item>
          </text:list>
        </text:list-item>
        <text:list-item>
          <text:p text:style-name="P37"><text:span text:style-name="T10">Grammars are ambigous when they have more than one leftmost or rightmost derivation</text:span></text:p>
        </text:list-item>
        <text:list-item>
          <text:p text:style-name="P37"><text:span text:style-name="T10">Languages are inherently ambigous if they have no unambiguous grammer</text:span></text:p>
          <text:p text:style-name="P37"><text:span text:style-name="T10">Example : </text:span><text:span text:style-name="T10"><draw:frame draw:style-name="fr2" draw:name="Object14" text:anchor-type="as-char" svg:width="5.639cm" svg:height="0.543cm" draw:z-index="12"><draw:object xlink:href="./Object 14" xlink:type="simple" xlink:show="embed" xlink:actuate="onLoad"/><draw:image xlink:href="./ObjectReplacements/Object 14" xlink:type="simple" xlink:show="embed" xlink:actuate="onLoad"/></draw:frame></text:span></text:p>
          <text:list>
            <text:list-header>
              <text:p text:style-name="P37"><text:span text:style-name="T10"><draw:frame draw:style-name="fr2" draw:name="Object15" text:anchor-type="as-char" svg:width="4.302cm" svg:height="0.531cm" draw:z-index="13"><draw:object xlink:href="./Object 15" xlink:type="simple" xlink:show="embed" xlink:actuate="onLoad"/><draw:image xlink:href="./ObjectReplacements/Object 15" xlink:type="simple" xlink:show="embed" xlink:actuate="onLoad"/></draw:frame></text:span></text:p>
              <text:p text:style-name="P37"><text:span text:style-name="T10"><draw:frame draw:style-name="fr2" draw:name="Object16" text:anchor-type="as-char" svg:width="3.327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        <text:p text:style-name="P37"><text:soft-page-break/><text:span text:style-name="T10"><draw:frame draw:style-name="fr2" draw:name="Object13" text:anchor-type="as-char" svg:width="3.291cm" svg:height="0.531cm" draw:z-index="14"><draw:object xlink:href="./Object 13" xlink:type="simple" xlink:show="embed" xlink:actuate="onLoad"/><draw:image xlink:href="./ObjectReplacements/Object 13" xlink:type="simple" xlink:show="embed" xlink:actuate="onLoad"/></draw:frame></text:span></text:p>
            </text:list-header>
          </text:list>
        </text:list-item>
      </text:list>
      <text:p text:style-name="P36"><text:span text:style-name="T10"/></text:p>
      <text:p text:style-name="P7">Designing context free grammars</text:p>
      <text:list xml:id="list7925472557310549205" text:style-name="L13">
        <text:list-item>
          <text:p text:style-name="P20"><text:span text:style-name="T19">Associate a semantic meaning for variables and keep the meaning consistent. This approach is helpful when deciphering what the grammar means</text:span></text:p>
        </text:list-item>
        <text:list-item>
          <text:p text:style-name="P20"><text:span text:style-name="T19">CFG's can be constructed as a union of many smaller CFG's</text:span></text:p>
        </text:list-item>
        <text:list-item>
          <text:p text:style-name="P20"><text:span text:style-name="T19">CFG for a regular language is easy if a DFA is constructed first.</text:span></text:p>
        </text:list-item>
      </text:list>
      <text:p text:style-name="P11"/>
      <text:p text:style-name="P11">Pushdown Automaton</text:p>
      <text:list xml:id="list1093541188456722724" text:style-name="L14">
        <text:list-item>
          <text:p text:style-name="P21"><text:span text:style-name="T19">Class o machines that recognise CFL</text:span></text:p>
        </text:list-item>
        <text:list-item>
          <text:p text:style-name="P21"><text:span text:style-name="T19">NPDA can recognise all CFL</text:span></text:p>
        </text:list-item>
        <text:list-item>
          <text:p text:style-name="P21"><text:span text:style-name="T19">DPDA cvannot</text:span></text:p>
        </text:list-item>
        <text:list-item>
          <text:p text:style-name="P21"><text:span text:style-name="T19">PDA is a FA with a stack</text:span></text:p>
        </text:list-item>
        <text:list-item>
          <text:p text:style-name="P21"><text:span text:style-name="T19">Formal definition</text:span></text:p>
          <text:list>
            <text:list-header>
              <text:p text:style-name="P21"><text:span text:style-name="T19">A 6-tuple,</text:span><text:span text:style-name="T19"><draw:frame draw:style-name="fr2" draw:name="Object17" text:anchor-type="as-char" svg:width="3.281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        <text:list>
                <text:list-item>
                  <text:p text:style-name="P21"><text:span text:style-name="T19">Q is the set of states</text:span></text:p>
                </text:list-item>
                <text:list-item>
                  <text:p text:style-name="P21"><text:span text:style-name="T19"><draw:frame draw:style-name="fr2" draw:name="Object20" text:anchor-type="as-char" svg:width="0.644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9">s the set of input alphabets</text:span></text:p>
                </text:list-item>
                <text:list-item>
                  <text:p text:style-name="P21"><text:span text:style-name="T19"><draw:frame draw:style-name="fr2" draw:name="Object19" text:anchor-type="as-char" svg:width="0.482cm" svg:height="0.319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9">is the set of stack alphabets</text:span></text:p>
                </text:list-item>
                <text:list-item>
                  <text:p text:style-name="P21"><text:span text:style-name="T19"><draw:frame draw:style-name="fr2" draw:name="Object18" text:anchor-type="as-char" svg:width="4.695cm" svg:height="0.483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9">is the transition function</text:span></text:p>
                </text:list-item>
              </text:list>
            </text:list-header>
          </text:list>
        </text:list-item>
        <text:list-item>
          <text:p text:style-name="P21"><text:span text:style-name="T19">Foraml definition of a PDA specifies no machanism to test for an empty stack. We therefore put a '$' as the first step of identifying any PDA</text:span></text:p>
        </text:list-item>
      </text:list>
      <text:p text:style-name="P18"><text:span text:style-name="T19"/></text:p>
      <text:p text:style-name="P7">Chomsky normal form</text:p>
      <text:list xml:id="list8934851512835972486" text:style-name="L15">
        <text:list-item>
          <text:p text:style-name="P38"><text:span text:style-name="T10">Every rule is of the form</text:span></text:p>
          <text:list>
            <text:list-header>
              <text:p text:style-name="P38"><text:span text:style-name="T10">A → BC</text:span></text:p>
              <text:p text:style-name="P38"><text:span text:style-name="T10">A → a</text:span></text:p>
            </text:list-header>
          </text:list>
        </text:list-item>
        <text:list-item>
          <text:p text:style-name="P38"><text:span text:style-name="T10">Motivations for Chomsky normal form</text:span></text:p>
          <text:list>
            <text:list-item>
              <text:p text:style-name="P38"><text:span text:style-name="T10">Every string of length n is derivable in 2n-1 steps. This helps in the proof of the pumpin lemma</text:span></text:p>
            </text:list-item>
            <text:list-item>
              <text:p text:style-name="P38"><text:span text:style-name="T10">Every <text:s text:c="3"/>CFG has an equivalent NPDA – Proof is easier</text:span></text:p>
            </text:list-item>
            <text:list-item>
              <text:p text:style-name="P38"><text:span text:style-name="T10">Helps in proving the decidable properties of CFG</text:span></text:p>
            </text:list-item>
          </text:list>
        </text:list-item>
      </text:list>
      <text:p text:style-name="P36"><text:span text:style-name="T10"/></text:p>
      <text:p text:style-name="P27"><text:span text:style-name="T12">Conversion to Chomsky normal form</text:span></text:p>
      <text:list xml:id="list2192439678966492823" text:style-name="L16">
        <text:list-item>
          <text:p text:style-name="P39"><text:span text:style-name="T10">Find nonterminal which does not generate anything. Remove productions involving them</text:span></text:p>
        </text:list-item>
        <text:list-item>
          <text:p text:style-name="P39"><text:span text:style-name="T10">Remove nonterminal involving them</text:span></text:p>
        </text:list-item>
        <text:list-item>
          <text:p text:style-name="P39"><text:span text:style-name="T10">Rep;ace start variables such athat it doesn't occur on the rihgt side</text:span></text:p>
        </text:list-item>
        <text:list-item>
          <text:p text:style-name="P39"><text:span text:style-name="T10">Remove %epsilon-productions. %epsilon productions can't be completely eliminated</text:span></text:p>
        </text:list-item>
        <text:list-item>
          <text:p text:style-name="P39"><text:span text:style-name="T10">Remove unit productions</text:span></text:p>
        </text:list-item>
        <text:list-item>
          <text:p text:style-name="P40"><text:span text:style-name="T11">Remove long productions</text:span></text:p>
        </text:list-item>
      </text:list>
      <text:p text:style-name="P11"><text:span text:style-name="T19"/></text:p>
      <text:p text:style-name="P7">CFL's I know</text:p>
      <text:list xml:id="list9110536662700586725" text:style-name="L17">
        <text:list-item>
          <text:p text:style-name="P23"><text:span text:style-name="T20"><draw:frame draw:style-name="fr2" draw:name="Object21" text:anchor-type="as-char" svg:width="0.984cm" svg:height="0.527cm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    <text:list>
            <text:list-header>
              <text:p text:style-name="P23"><text:span text:style-name="T20">S → aSb |</text:span><text:span text:style-name="T20"><draw:frame draw:style-name="fr2" draw:name="Object22" text:anchor-type="as-char" svg:width="0.406cm" svg:height="0.24cm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      </text:list-header>
          </text:list>
        </text:list-item>
        <text:list-item>
          <text:p text:style-name="P23"><text:span text:style-name="T20">Balanced parenthesis</text:span></text:p>
          <text:list>
            <text:list-header>
              <text:p text:style-name="P23"><text:span text:style-name="T20">S → aSb | SS | </text:span><text:span text:style-name="T20"><draw:frame draw:style-name="fr2" draw:name="Object23" text:anchor-type="as-char" svg:width="0.406cm" svg:height="0.24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    </text:list-header>
          </text:list>
        </text:list-item>
        <text:list-item>
          <text:p text:style-name="P23"><text:span text:style-name="T20">Expression</text:span></text:p>
          <text:list>
            <text:list-header>
              <text:p text:style-name="P23"><text:span text:style-name="T20">E → E + T | T</text:span></text:p>
              <text:p text:style-name="P23"><text:span text:style-name="T20">T → T * F | F</text:span></text:p>
              <text:p text:style-name="P23"><text:span text:style-name="T20">F → (E) | a</text:span></text:p>
            </text:list-header>
          </text:list>
        </text:list-item>
        <text:list-item>
          <text:p text:style-name="P23"><text:span text:style-name="T20">Palindromes</text:span></text:p>
          <text:list>
            <text:list-header>
              <text:p text:style-name="P23"><text:soft-page-break/><text:span text:style-name="T20">S → aSa | bSb | </text:span><text:span text:style-name="T20"><draw:frame draw:style-name="fr2" draw:name="Object24" text:anchor-type="as-char" svg:width="0.406cm" svg:height="0.24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    </text:list-header>
          </text:list>
        </text:list-item>
        <text:list-item>
          <text:p text:style-name="P23"><text:span text:style-name="T20">Not a palindrome – 3.3</text:span></text:p>
          <text:list>
            <text:list-header>
              <text:p text:style-name="P23"><text:span text:style-name="T20">R → XRX | S</text:span></text:p>
              <text:p text:style-name="P23"><text:span text:style-name="T20">S → aTb | bTa</text:span></text:p>
              <text:p text:style-name="P23"><text:span text:style-name="T20">T → Ta | Tb | </text:span><text:span text:style-name="T20"><draw:frame draw:style-name="fr2" draw:name="Object25" text:anchor-type="as-char" svg:width="0.406cm" svg:height="0.24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    </text:list-header>
          </text:list>
        </text:list-item>
        <text:list-item>
          <text:p text:style-name="P23"><text:span text:style-name="T20">3.4 d and f, 3.6 a, b and c</text:span></text:p>
        </text:list-item>
        <text:list-item>
          <text:p text:style-name="P23"><text:span text:style-name="T20">Mixed balanced strings</text:span></text:p>
          <text:list>
            <text:list-header>
              <text:p text:style-name="P23"><text:span text:style-name="T20">S → aSb | bSa | SS | </text:span><text:span text:style-name="T20"><draw:frame draw:style-name="fr2" draw:name="Object26" text:anchor-type="as-char" svg:width="0.406cm" svg:height="0.24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      </text:list-header>
          </text:list>
        </text:list-item>
        <text:list-item>
          <text:p text:style-name="P23"><text:span text:style-name="T20">Unbalanced pair</text:span></text:p>
          <text:list>
            <text:list-header>
              <text:p text:style-name="P23"><text:span text:style-name="T20">S → aSb | bSa | aA | bB </text:span></text:p>
              <text:p text:style-name="P23"><text:span text:style-name="T20">A → aA | </text:span><text:span text:style-name="T20"><draw:frame draw:style-name="fr2" draw:name="Object27" text:anchor-type="as-char" svg:width="0.406cm" svg:height="0.24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      <text:p text:style-name="P23"><text:span text:style-name="T20">B → bB | </text:span><text:span text:style-name="T20"><draw:frame draw:style-name="fr2" draw:name="Object28" text:anchor-type="as-char" svg:width="0.406cm" svg:height="0.24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      </text:list-header>
          </text:list>
        </text:list-item>
      </text:list>
      <text:p text:style-name="P22"><text:span text:style-name="T20"/></text:p>
      <text:p text:style-name="P7">Languages I know are not context free</text:p>
      <text:list xml:id="list6621842475952541616" text:style-name="L18">
        <text:list-item>
          <text:p text:style-name="P24"><text:span text:style-name="T20"><draw:frame draw:style-name="fr2" draw:name="Object31" text:anchor-type="as-char" svg:width="3.069cm" svg:height="0.543cm" draw:z-index="30"><draw:object xlink:href="./Object 31" xlink:type="simple" xlink:show="embed" xlink:actuate="onLoad"/><draw:image xlink:href="./ObjectReplacements/Object 31" xlink:type="simple" xlink:show="embed" xlink:actuate="onLoad"/></draw:frame></text:span></text:p>
        </text:list-item>
        <text:list-item>
          <text:p text:style-name="P24"><text:span text:style-name="T20"><draw:frame draw:style-name="fr2" draw:name="Object30" text:anchor-type="as-char" svg:width="3.898cm" svg:height="0.543cm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  </text:list-item>
        <text:list-item>
          <text:p text:style-name="P24"><text:span text:style-name="T20"><draw:frame draw:style-name="fr2" draw:name="Object29" text:anchor-type="as-char" svg:width="3.371cm" svg:height="0.543cm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  </text:list-item>
        <text:list-item>
          <text:p text:style-name="P24"><text:span text:style-name="T20">3.30 a, b, c and d</text:span></text:p>
        </text:list-item>
      </text:list>
      <text:p text:style-name="P13"><text:span text:style-name="T16"/></text:p>
      <text:p text:style-name="P13"><text:span text:style-name="T16">Regular grammars</text:span></text:p>
      <text:p text:style-name="P7"/>
      <text:p text:style-name="P7">Hopcroft, Motwani and Ullman</text:p>
      <text:list xml:id="list2415514200340196366" text:style-name="L2">
        <text:list-item>
          <text:p text:style-name="P8">Important applications</text:p>
          <text:list>
            <text:list-item>
              <text:p text:style-name="P8">Construction of parsers</text:p>
            </text:list-item>
            <text:list-item>
              <text:p text:style-name="P8">Describe document formats via the DTD</text:p>
            </text:list-item>
          </text:list>
        </text:list-item>
      </text:list>
      <text:p text:style-name="P7"/>
      <text:p text:style-name="P6">Sentential form</text:p>
      <text:p text:style-name="P4"><text:span text:style-name="T14">I</text:span><text:span text:style-name="T15">f </text:span><text:span text:style-name="T14">S =&gt;</text:span><text:span text:style-name="T5">*</text:span><text:span text:style-name="T14"> a, where S is the start symbol of a grammar G, we say that %alpha is a sentential form.</text:span></text:p>
      <text:p text:style-name="P5"/>
      <text:p text:style-name="P6">Sentence</text:p>
      <text:p text:style-name="P5">A sentence of G is a sentential form with no nonterminals.</text:p>
      <text:p text:style-name="P5"/>
      <text:p text:style-name="P6">Left sentential form</text:p>
      <text:p text:style-name="P5">If S derives %alpha using the leftmost-derivation, then %alpha is a left-sentential form of G</text:p>
      <text:p text:style-name="P5"/>
      <text:p text:style-name="Standard"/>
      <text:list xml:id="list7329891530626560402" text:style-name="L3">
        <text:list-item>
          <text:p text:style-name="P25">Presence of a <draw:frame draw:style-name="fr1" draw:name="Object1" text:anchor-type="as-char" svg:width="2.406cm" svg:height="0.467cm" draw:z-index="0"><draw:object xlink:href="./Object 1" xlink:type="simple" xlink:show="embed" xlink:actuate="onLoad"/><draw:image xlink:href="./ObjectReplacements/Object 1" xlink:type="simple" xlink:show="embed" xlink:actuate="onLoad"/></draw:frame>does not necessarily mean that a pda is non-deterministic because you don't have a choice as the input symbol must be combined with an output symbol</text:p>
        </text:list-item>
        <text:list-item>
          <text:p text:style-name="P25">CFL for language with equal number of a's and b's </text:p>
          <text:p text:style-name="P25">S -&gt; aSb | bSa | SS | <draw:frame draw:style-name="fr1" draw:name="Object2" text:anchor-type="as-char" svg:width="0.406cm" svg:height="0.24cm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25">S -&gt; aSbS | bSaS | <draw:frame draw:style-name="fr1" draw:name="Object3" text:anchor-type="as-char" svg:width="0.406cm" svg:height="0.24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26">S -&gt; SaSbS | SbSaS | <draw:frame draw:style-name="fr1" draw:name="Object4" text:anchor-type="as-char" svg:width="0.406cm" svg:height="0.24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1"/>
      <text:p text:style-name="P1">Explanation of CFG that <text:s/>generates a language complement of <text:span text:style-name="T6">a</text:span><text:span text:style-name="T3">n</text:span><text:span text:style-name="T6">b</text:span><text:span text:style-name="T3">n</text:span></text:p>
      <text:p text:style-name="P3">S → aSb | bY | Ya</text:p>
      <text:p text:style-name="P3">Y → aY | bY | <draw:frame draw:style-name="fr1" draw:name="Object5" text:anchor-type="as-char" svg:width="0.406cm" svg:height="0.24cm" draw:z-index="4"><draw:object xlink:href="./Object 5" xlink:type="simple" xlink:show="embed" xlink:actuate="onLoad"/><draw:image xlink:href="./ObjectReplacements/Object 5" xlink:type="simple" xlink:show="embed" xlink:actuate="onLoad"/></draw:frame></text:p>
      <text:list xml:id="list3439412297844933669" text:style-name="L4">
        <text:list-item>
          <text:p text:style-name="P29">Y generates (a + b)*</text:p>
        </text:list-item>
        <text:list-item>
          <text:p text:style-name="P28"><text:span text:style-name="T1">S can generate a</text:span><text:span text:style-name="T4">n</text:span><text:span text:style-name="T7">Sb</text:span><text:span text:style-name="T4">n</text:span><text:span text:style-name="T7">. The recursive S can be replaced by either of</text:span></text:p>
        </text:list-item>
      </text:list>
      <text:list xml:id="list2330177186420069115" text:style-name="L5">
        <text:list-item>
          <text:p text:style-name="P32"><text:span text:style-name="T7">b(a + b)* in which case the first b ensures that there is no a</text:span><text:span text:style-name="T4">n</text:span><text:span text:style-name="T7">b</text:span><text:span text:style-name="T4">n</text:span></text:p>
        </text:list-item>
        <text:list-item>
          <text:p text:style-name="P30"><text:span text:style-name="T7">(a + b)*a in which case the last a ensure that there is no </text:span><text:span text:style-name="T6">a</text:span><text:span text:style-name="T3">n</text:span><text:span text:style-name="T6">b</text:span><text:span text:style-name="T3">n</text:span></text:p>
        </text:list-item>
      </text:list>
      <text:p text:style-name="P3"><text:soft-page-break/></text:p>
      <text:p text:style-name="P2">Chomsky <text:span text:style-name="T13">Hierarchy</text:span> </text:p>
      <text:list xml:id="list3041016827412502585" text:style-name="L6">
        <text:list-item>
          <text:p text:style-name="P33"><text:span text:style-name="T1">Type 0 –</text:span><text:span text:style-name="T2"> Recursively enumerable languages</text:span></text:p>
        </text:list-item>
        <text:list-item>
          <text:p text:style-name="P33"><text:span text:style-name="T1">Type 1 –</text:span><text:span text:style-name="T2"> Context sensitive languages</text:span></text:p>
        </text:list-item>
        <text:list-item>
          <text:p text:style-name="P33"><text:span text:style-name="T1">Type 2 –</text:span><text:span text:style-name="T2"> Context free languages</text:span></text:p>
        </text:list-item>
        <text:list-item>
          <text:p text:style-name="P33"><text:span text:style-name="T2">T</text:span><text:span text:style-name="T1">ype 3 –</text:span><text:span text:style-name="T2"> Regular languages</text:span></text:p>
        </text:list-item>
        <text:list-item>
          <text:p text:style-name="P31"><draw:frame draw:style-name="fr1" draw:name="Object6" text:anchor-type="as-char" svg:width="5.623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10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4.0.1.2$Windows_x86 LibreOffice_project/84102822e3d61eb989ddd325abf1ac077904985</meta:generator>
    <dc:date>2013-03-31T17:01:16.05</dc:date>
    <meta:editing-duration>PT5H7M40S</meta:editing-duration>
    <meta:editing-cycles>36</meta:editing-cycles>
    <meta:document-statistic meta:table-count="0" meta:image-count="0" meta:object-count="31" meta:page-count="4" meta:paragraph-count="127" meta:word-count="913" meta:character-count="4521" meta:non-whitespace-character-count="3794"/>
  </office:meta>
</office:document-meta>
</file>

<file path=Object 1/content.xml><?xml version="1.0" encoding="utf-8"?>
<math xmlns="http://www.w3.org/1998/Math/MathML">
  <semantics>
    <mrow>
      <mrow>
        <mo stretchy="false">ϵ</mo>
        <mo stretchy="false">−</mo>
        <mi mathvariant="italic">transition</mi>
      </mrow>
    </mrow>
    <annotation encoding="StarMath 5.0">%epsilon-transition</annotation>
  </semantics>
</math>
</file>

<file path=Object 10/content.xml><?xml version="1.0" encoding="utf-8"?>
<math xmlns="http://www.w3.org/1998/Math/MathML">
  <semantics>
    <mrow>
      <mi mathvariant="italic">uAv</mi>
      <mo stretchy="false">⇒</mo>
      <mi mathvariant="italic">uwv</mi>
    </mrow>
    <annotation encoding="StarMath 5.0">uAv drarrow uwv</annotation>
  </semantics>
</math>
</file>

<file path=Object 11/content.xml><?xml version="1.0" encoding="utf-8"?>
<math xmlns="http://www.w3.org/1998/Math/MathML">
  <semantics>
    <mrow>
      <mi>u</mi>
      <msup>
        <mo stretchy="false">⇒</mo>
        <mtext>*</mtext>
      </msup>
      <mi>v</mi>
    </mrow>
    <annotation encoding="StarMath 5.0"> u drarrow^"*" v</annotation>
  </semantics>
</math>
</file>

<file path=Object 12/content.xml><?xml version="1.0" encoding="utf-8"?>
<math xmlns="http://www.w3.org/1998/Math/MathML">
  <semantics>
    <mrow>
      <mrow>
        <mi>L</mi>
        <mo stretchy="false">=</mo>
        <mo stretchy="false">{</mo>
      </mrow>
      <mrow>
        <mrow>
          <mi>w</mi>
          <mo stretchy="false">∈</mo>
          <msup>
            <mo stretchy="false">Σ</mo>
            <mtext>*</mtext>
          </msup>
        </mrow>
        <mo stretchy="false">∣</mo>
        <mi>s</mi>
      </mrow>
      <msup>
        <mo stretchy="false">⇒</mo>
        <mtext>*</mtext>
      </msup>
      <mi>w</mi>
      <mo stretchy="false">}</mo>
    </mrow>
    <annotation encoding="StarMath 5.0">L = \{ w in %SIGMA^"*" divides s drarrow^"*" w \}</annotation>
  </semantics>
</math>
</file>

<file path=Object 13/content.xml><?xml version="1.0" encoding="utf-8"?>
<math xmlns="http://www.w3.org/1998/Math/MathML">
  <semantics>
    <mrow>
      <mstyle mathvariant="normal">
        <mrow>
          <msub>
            <mi mathvariant="normal">X</mi>
            <mi>BC</mi>
          </msub>
        </mrow>
      </mstyle>
      <mi>→</mi>
      <msub>
        <mi mathvariant="italic">bX</mi>
        <mrow>
          <mi mathvariant="italic">BC</mi>
        </mrow>
      </msub>
      <mi>c</mi>
      <mrow>
        <mi/>
        <mo stretchy="false">∣</mo>
        <mi/>
      </mrow>
      <mo stretchy="false">ϵ</mo>
    </mrow>
    <annotation encoding="StarMath 5.0">nitalic X_BC → bX_{BC}c ~divides~ %epsilon</annotation>
  </semantics>
</math>
</file>

<file path=Object 14/content.xml><?xml version="1.0" encoding="utf-8"?>
<math xmlns="http://www.w3.org/1998/Math/MathML">
  <semantics>
    <mrow>
      <mrow>
        <mi>L</mi>
        <mo stretchy="false">=</mo>
        <mo stretchy="false">{</mo>
      </mrow>
      <mrow>
        <mrow>
          <mi>w</mi>
          <mo stretchy="false">∣</mo>
          <mi>w</mi>
        </mrow>
        <mo stretchy="false">=</mo>
        <msup>
          <mi>a</mi>
          <mi>i</mi>
        </msup>
      </mrow>
      <msup>
        <mi>b</mi>
        <mi>j</mi>
      </msup>
      <msup>
        <mi>c</mi>
        <mi>k</mi>
      </msup>
      <mi>,</mi>
      <mrow>
        <mi>i</mi>
        <mo stretchy="false">=</mo>
        <mi>j</mi>
      </mrow>
      <mtext>or</mtext>
      <mrow>
        <mi>j</mi>
        <mo stretchy="false">=</mo>
        <mi>k</mi>
      </mrow>
      <mo stretchy="false">}</mo>
    </mrow>
    <annotation encoding="StarMath 5.0">L = \{ w divides w = a^i b^j c^k, i = j "or" j = k \}</annotation>
  </semantics>
</math>
</file>

<file path=Object 15/content.xml><?xml version="1.0" encoding="utf-8"?>
<math xmlns="http://www.w3.org/1998/Math/MathML">
  <semantics>
    <mrow>
      <mi>S</mi>
      <mi>→</mi>
      <msub>
        <mi>X</mi>
        <mrow>
          <mi mathvariant="italic">AB</mi>
        </mrow>
      </msub>
      <mi>C</mi>
      <mrow>
        <mi/>
        <mo stretchy="false">∣</mo>
        <mi/>
      </mrow>
      <msub>
        <mi mathvariant="italic">AX</mi>
        <mi mathvariant="italic">BC</mi>
      </msub>
      <mrow>
        <mi/>
        <mo stretchy="false">∣</mo>
        <mi/>
      </mrow>
      <mo stretchy="false">ϵ</mo>
    </mrow>
    <annotation encoding="StarMath 5.0">S → X_{AB}C ~divides~ AX_BC ~divides~ %epsilon</annotation>
  </semantics>
</math>
</file>

<file path=Object 16/content.xml><?xml version="1.0" encoding="utf-8"?>
<math xmlns="http://www.w3.org/1998/Math/MathML">
  <semantics>
    <mrow>
      <msub>
        <mi>X</mi>
        <mi mathvariant="italic">AB</mi>
      </msub>
      <mi>→</mi>
      <msub>
        <mi mathvariant="italic">aX</mi>
        <mrow>
          <mi mathvariant="italic">AB</mi>
        </mrow>
      </msub>
      <mi>b</mi>
      <mrow>
        <mi/>
        <mo stretchy="false">∣</mo>
        <mi/>
      </mrow>
      <mo stretchy="false">ϵ</mo>
    </mrow>
    <annotation encoding="StarMath 5.0">X_AB → aX_{AB}b ~divides~ %epsilon</annotation>
  </semantics>
</math>
</file>

<file path=Object 17/content.xml><?xml version="1.0" encoding="utf-8"?>
<math xmlns="http://www.w3.org/1998/Math/MathML">
  <semantics>
    <mrow>
      <mrow>
        <mo stretchy="false">(</mo>
        <mrow>
          <mi>Q</mi>
          <mi>,</mi>
          <mo stretchy="false">Σ</mo>
          <mi>,</mi>
          <mo stretchy="false">Γ</mo>
          <mi>,</mi>
          <mo stretchy="false">δ</mo>
          <mi>,</mi>
          <msub>
            <mi>q</mi>
            <mn>0,</mn>
          </msub>
          <mi>F</mi>
        </mrow>
        <mo stretchy="false">)</mo>
      </mrow>
    </mrow>
    <annotation encoding="StarMath 5.0">(Q, %SIGMA, %GAMMA, %delta, q_0, F)</annotation>
  </semantics>
</math>
</file>

<file path=Object 18/content.xml><?xml version="1.0" encoding="utf-8"?>
<math xmlns="http://www.w3.org/1998/Math/MathML">
  <semantics>
    <mrow>
      <mo stretchy="false">δ</mo>
      <mi mathvariant="normal">:</mi>
      <mrow>
        <mrow>
          <mi>Q</mi>
          <mo stretchy="false">×</mo>
          <msub>
            <mo stretchy="false">Σ</mo>
            <mo stretchy="false">ϵ</mo>
          </msub>
        </mrow>
        <mo stretchy="false">×</mo>
        <msub>
          <mo stretchy="false">Γ</mo>
          <mo stretchy="false">ϵ</mo>
        </msub>
      </mrow>
      <mi>→</mi>
      <mi>P</mi>
      <mrow>
        <mo stretchy="false">(</mo>
        <mrow>
          <mrow>
            <mi>Q</mi>
            <mo stretchy="false">×</mo>
            <msub>
              <mo stretchy="false">Γ</mo>
              <mo stretchy="false">ϵ</mo>
            </msub>
          </mrow>
        </mrow>
        <mo stretchy="false">)</mo>
      </mrow>
    </mrow>
    <annotation encoding="StarMath 5.0">%delta : Q times %SIGMA_%epsilon times %GAMMA_%epsilon → P(Q times %GAMMA_%epsilon) </annotation>
  </semantics>
</math>
</file>

<file path=Object 19/content.xml><?xml version="1.0" encoding="utf-8"?>
<math xmlns="http://www.w3.org/1998/Math/MathML">
  <semantics>
    <mrow>
      <mo stretchy="false">Γ</mo>
    </mrow>
    <annotation encoding="StarMath 5.0">%GAMMA </annotation>
  </semantics>
</math>
</file>

<file path=Object 2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20/content.xml><?xml version="1.0" encoding="utf-8"?>
<math xmlns="http://www.w3.org/1998/Math/MathML">
  <semantics>
    <mrow>
      <mo stretchy="false">Σ</mo>
      <mi>i</mi>
    </mrow>
    <annotation encoding="StarMath 5.0">%SIGMA i</annotation>
  </semantics>
</math>
</file>

<file path=Object 21/content.xml><?xml version="1.0" encoding="utf-8"?>
<math xmlns="http://www.w3.org/1998/Math/MathML">
  <semantics>
    <mrow>
      <msup>
        <mi>a</mi>
        <mi>n</mi>
      </msup>
      <msup>
        <mi>b</mi>
        <mi>n</mi>
      </msup>
    </mrow>
    <annotation encoding="StarMath 5.0">a^n b^n</annotation>
  </semantics>
</math>
</file>

<file path=Object 22/content.xml><?xml version="1.0" encoding="utf-8"?>
<math xmlns="http://www.w3.org/1998/Math/MathML">
  <semantics>
    <mrow>
      <mo stretchy="false">ϵ</mo>
    </mrow>
    <annotation encoding="StarMath 5.0"> %epsilon</annotation>
  </semantics>
</math>
</file>

<file path=Object 23/content.xml><?xml version="1.0" encoding="utf-8"?>
<math xmlns="http://www.w3.org/1998/Math/MathML">
  <semantics>
    <mrow>
      <mo stretchy="false">ϵ</mo>
    </mrow>
    <annotation encoding="StarMath 5.0"> %epsilon</annotation>
  </semantics>
</math>
</file>

<file path=Object 24/content.xml><?xml version="1.0" encoding="utf-8"?>
<math xmlns="http://www.w3.org/1998/Math/MathML">
  <semantics>
    <mrow>
      <mo stretchy="false">ϵ</mo>
    </mrow>
    <annotation encoding="StarMath 5.0"> %epsilon</annotation>
  </semantics>
</math>
</file>

<file path=Object 25/content.xml><?xml version="1.0" encoding="utf-8"?>
<math xmlns="http://www.w3.org/1998/Math/MathML">
  <semantics>
    <mrow>
      <mo stretchy="false">ϵ</mo>
    </mrow>
    <annotation encoding="StarMath 5.0"> %epsilon</annotation>
  </semantics>
</math>
</file>

<file path=Object 26/content.xml><?xml version="1.0" encoding="utf-8"?>
<math xmlns="http://www.w3.org/1998/Math/MathML">
  <semantics>
    <mrow>
      <mo stretchy="false">ϵ</mo>
    </mrow>
    <annotation encoding="StarMath 5.0"> %epsilon</annotation>
  </semantics>
</math>
</file>

<file path=Object 27/content.xml><?xml version="1.0" encoding="utf-8"?>
<math xmlns="http://www.w3.org/1998/Math/MathML">
  <semantics>
    <mrow>
      <mo stretchy="false">ϵ</mo>
    </mrow>
    <annotation encoding="StarMath 5.0"> %epsilon</annotation>
  </semantics>
</math>
</file>

<file path=Object 28/content.xml><?xml version="1.0" encoding="utf-8"?>
<math xmlns="http://www.w3.org/1998/Math/MathML">
  <semantics>
    <mrow>
      <mo stretchy="false">ϵ</mo>
    </mrow>
    <annotation encoding="StarMath 5.0"> %epsilon</annotation>
  </semantics>
</math>
</file>

<file path=Object 29/content.xml><?xml version="1.0" encoding="utf-8"?>
<math xmlns="http://www.w3.org/1998/Math/MathML">
  <semantics>
    <mrow>
      <mo stretchy="false">{</mo>
      <mi mathvariant="italic">ww</mi>
      <mrow>
        <mi/>
        <mo stretchy="false">∣</mo>
        <mi/>
      </mrow>
      <mrow>
        <mi>w</mi>
        <mo stretchy="false">∈</mo>
        <mo stretchy="false">{</mo>
      </mrow>
      <mn>0,</mn>
      <msup>
        <mn>1</mn>
        <mtext>*</mtext>
      </msup>
      <mo stretchy="false">}</mo>
      <mo stretchy="false">}</mo>
    </mrow>
    <annotation encoding="StarMath 5.0">\{ ww ~divides~ w in \{ 0, 1^"*"\} \}</annotation>
  </semantics>
</math>
</file>

<file path=Object 3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30/content.xml><?xml version="1.0" encoding="utf-8"?>
<math xmlns="http://www.w3.org/1998/Math/MathML">
  <semantics>
    <mrow>
      <mo stretchy="false">{</mo>
      <msup>
        <mi>a</mi>
        <mi>i</mi>
      </msup>
      <msup>
        <mi>b</mi>
        <mi>j</mi>
      </msup>
      <msup>
        <mi>c</mi>
        <mi>k</mi>
      </msup>
      <mrow>
        <mrow>
          <mrow>
            <mrow>
              <mi/>
              <mo stretchy="false">∣</mo>
              <mn>0</mn>
            </mrow>
            <mo stretchy="false">≤</mo>
            <mi>i</mi>
          </mrow>
          <mo stretchy="false">≤</mo>
          <mi>j</mi>
        </mrow>
        <mo stretchy="false">≤</mo>
        <mi>k</mi>
      </mrow>
      <mo stretchy="false">}</mo>
    </mrow>
    <annotation encoding="StarMath 5.0">\{a^i b^j c^k ~divides 0 le i le j le k \}</annotation>
  </semantics>
</math>
</file>

<file path=Object 31/content.xml><?xml version="1.0" encoding="utf-8"?>
<math xmlns="http://www.w3.org/1998/Math/MathML">
  <semantics>
    <mrow>
      <mo stretchy="false">{</mo>
      <msup>
        <mi>a</mi>
        <mi>n</mi>
      </msup>
      <msup>
        <mi>b</mi>
        <mi>n</mi>
      </msup>
      <msup>
        <mi>c</mi>
        <mi>n</mi>
      </msup>
      <mrow>
        <mi/>
        <mo stretchy="false">∣</mo>
        <mi/>
      </mrow>
      <mrow>
        <mi>n</mi>
        <mo stretchy="false">≥</mo>
        <mn>0</mn>
      </mrow>
      <mo stretchy="false">}</mo>
    </mrow>
    <annotation encoding="StarMath 5.0">\{ a^n b^n c^n ~divides ~ n ge 0 \}</annotation>
  </semantics>
</math>
</file>

<file path=Object 4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5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6/content.xml><?xml version="1.0" encoding="utf-8"?>
<math xmlns="http://www.w3.org/1998/Math/MathML">
  <semantics>
    <mrow>
      <mi mathvariant="italic">Type</mi>
      <mrow>
        <mn>3</mn>
        <mo stretchy="false">⊂</mo>
        <mi mathvariant="italic">Type</mi>
      </mrow>
      <mrow>
        <mn>2</mn>
        <mo stretchy="false">⊂</mo>
        <mi mathvariant="italic">Type</mi>
      </mrow>
      <mrow>
        <mn>1</mn>
        <mo stretchy="false">⊂</mo>
        <mi mathvariant="italic">Type</mi>
      </mrow>
      <mn>0</mn>
    </mrow>
    <annotation encoding="StarMath 5.0">Type 3 subset Type 2 subset Type 1 subset Type 0</annotation>
  </semantics>
</math>
</file>

<file path=Object 7/content.xml><?xml version="1.0" encoding="utf-8"?>
<math xmlns="http://www.w3.org/1998/Math/MathML">
  <semantics>
    <mrow>
      <mrow>
        <mo stretchy="false">(</mo>
        <mrow>
          <mi>V</mi>
          <mi>,</mi>
          <mo stretchy="false">Σ</mo>
          <mi>,</mi>
          <mi>R</mi>
          <mi>,</mi>
          <mi>S</mi>
        </mrow>
        <mo stretchy="false">)</mo>
      </mrow>
    </mrow>
    <annotation encoding="StarMath 5.0"> (V, %SIGMA, R, S)</annotation>
  </semantics>
</math>
</file>

<file path=Object 8/content.xml><?xml version="1.0" encoding="utf-8"?>
<math xmlns="http://www.w3.org/1998/Math/MathML">
  <semantics>
    <mrow>
      <mrow>
        <mi>S</mi>
        <mo stretchy="false">∈</mo>
        <mi>V</mi>
      </mrow>
    </mrow>
    <annotation encoding="StarMath 5.0">S in V </annotation>
  </semantics>
</math>
</file>

<file path=Object 9/content.xml><?xml version="1.0" encoding="utf-8"?>
<math xmlns="http://www.w3.org/1998/Math/MathML">
  <semantics>
    <mrow>
      <mo stretchy="false">Σ</mo>
    </mrow>
    <annotation encoding="StarMath 5.0">%SIGMA </annotation>
  </semantics>
</math>
</file>